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2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Trailing whitespace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?</text:p>
          </table:table-cell>
          <table:table-cell/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25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 table:number-rows-repeated="1048434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40:Sheet1.C1048576 Sheet1.C134:Sheet1.C134 Sheet1.C108:Sheet1.C13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3:Sheet1.C133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5:Sheet1.C13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 style:data-style-name="N2" text:time-value="23:15:58.1763054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4-20T03:32:23.787793707</dc:date>
    <meta:editing-duration>P1DT23H14M47S</meta:editing-duration>
    <meta:editing-cycles>181</meta:editing-cycles>
    <meta:generator>LibreOffice/7.3.1.3$Linux_X86_64 LibreOffice_project/30$Build-3</meta:generator>
    <meta:document-statistic meta:table-count="1" meta:cell-count="604" meta:object-count="0"/>
  </office:meta>
</office:document-meta>
</file>